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List_20_Contents" style:list-style-name="L1">
      <style:paragraph-properties fo:margin-top="0in" fo:margin-bottom="0in" style:contextual-spacing="false" fo:line-height="115%"/>
      <style:text-properties style:font-name="Arial" fo:font-size="14pt" fo:font-style="normal" style:text-underline-style="none" officeooo:rsid="00206955" officeooo:paragraph-rsid="00201ea3" style:font-size-asian="14pt" style:font-style-asian="normal" style:font-size-complex="14pt" style:font-style-complex="normal"/>
    </style:style>
    <style:style style:name="T1" style:family="text">
      <style:text-properties fo:font-size="16pt" style:text-underline-style="solid" style:text-underline-width="auto" style:text-underline-color="font-color" officeooo:rsid="003c7295" style:font-size-asian="16pt" style:font-size-complex="16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42785982" text:style-name="L1">
        <text:list-header>
          <text:p text:style-name="P1"><text:span text:style-name="T1">March 14th, 2023</text:span></text:p>
        </text:list-header>
        <text:list-item>
          <text:p text:style-name="P1"><text:span text:style-name="T1">CNN PRIMETIME: FLIGHT RISK – TURBULENT TIMES FOR AIR TRAVEL</text:span></text:p>
        </text:list-item>
        <text:list-item>
          <text:p text:style-name="P1"><text:span text:style-name="T1">HOSTED BY CNN ANCHOR KATE BOLDUAN</text:span></text:p>
        </text:list-item>
        <text:list-item>
          <text:p text:style-name="P1"><text:span text:style-name="T1"><text:s/></text:span></text:p>
        </text:list-item>
        <text:list-item>
          <text:p text:style-name="P1"><text:span text:style-name="T1">THURSDAY, MARCH 16 AT 9PM ET ON CNN AND CNN INTERNATIONAL</text:span></text:p>
        </text:list-item>
        <text:list-item>
          <text:p text:style-name="P1"><text:span text:style-name="T1"/></text:p>
        </text:list-item>
        <text:list-item>
          <text:p text:style-name="P1"><text:span text:style-name="T1"/></text:p>
        </text:list-item>
        <text:list-item>
          <text:p text:style-name="P1"><text:span text:style-name="T1"/></text:p>
        </text:list-item>
        <text:list-item>
          <text:p text:style-name="P1"><text:span text:style-name="T1">Following the news events of near plane collisions and dangerous turbulence, CNN will air a one-hour special taking an in-depth look at the recent troubles in America’s aviation industry on Thursday, March 16 at 9pm ET.</text:span></text:p>
        </text:list-item>
        <text:list-item>
          <text:p text:style-name="P1"><text:span text:style-name="T1"/></text:p>
        </text:list-item>
        <text:list-item>
          <text:p text:style-name="P1"><text:span text:style-name="T1">CNN anchor Kate Bolduan, along with CNN correspondents Omar Jimenez and Pete Muntean, will give viewers an inside and simulated perspective of what pilots and air traffic controllers, flight attendants and passengers have to contend with during such emergencies. Captain Chesley Sullenberger will be among the pilots, flight attendants and passengers weighing in on the path forward.</text:span></text:p>
        </text:list-item>
        <text:list-item>
          <text:p text:style-name="P1"><text:span text:style-name="T1"/></text:p>
        </text:list-item>
        <text:list-item>
          <text:p text:style-name="P1"><text:span text:style-name="T1">CNN Primetime: Flight Risk: Turbulent Times for Air Travel, will stream live for pay TV subscribers via CNN.com and CNN OTT, and mobile apps under “TV Channels,” or CNNgo where available. CNN Primetime is also available On Demand beginning March 17 to pay TV subscribers via CNN.com, CNN apps, and Cable Operator Platforms.</text:span></text:p>
        </text:list-item>
        <text:list-item>
          <text:p text:style-name="P1"><text:span text:style-name="T1">###</text:span></text:p>
        </text:list-item>
        <text:list-item>
          <text:p text:style-name="P1"><text:span text:style-name="T1"/></text:p>
        </text:list-item>
        <text:list-item>
          <text:p text:style-name="P1"><text:span text:style-name="T1">About CNN Worldwide</text:span></text:p>
        </text:list-item>
        <text:list-item>
          <text:p text:style-name="P1"><text:soft-page-break/><text:span text:style-name="T1">CNN Worldwide is the most honored brand in cable news, reaching more individuals on television and online than any other cable news organization in the United States. Globally, CNN International is the most widely distributed news channel. CNN Digital is the #1 online news destination, with more unique visitors and video viewers than any other news source. CNN’s award-winning portfolio also includes CNN Original Series, which develops non-scripted programming for television via commissioned projects, acquisitions and in-house production. CNN Films produces, commissions and acquires documentary feature and short films for theatrical and festival exhibition, as well as for broadcast and other distribution across CNN’s multiple platforms. Additionally, CNN Newsource is the world’s most extensively utilized news service partnering with over 1,000 local and international news organizations around the world. CNN is a division of Warner Bros. Discovery.</text:span></text:p>
        </text:list-item>
        <text:list-item>
          <text:p text:style-name="P1"><text:span text:style-name="T1"/></text:p>
        </text:list-item>
        <text:list-item>
          <text:p text:style-name="P1"><text:span text:style-name="T1"/></text:p>
        </text:list-item>
        <text:list-item>
          <text:p text:style-name="P1"><text:span text:style-name="T1">Examples of 'extensive' in a sentence</text:span></text:p>
        </text:list-item>
        <text:list-item>
          <text:p text:style-name="P1"><text:span text:style-name="T1">Go to the dictionary page of extensive</text:span></text:p>
        </text:list-item>
        <text:list-item>
          <text:p text:style-name="P1"><text:span text:style-name="T1">Examples from Collins dictionaries</text:span></text:p>
        </text:list-item>
        <text:list-item>
          <text:p text:style-name="P1"><text:span text:style-name="T1">When built, the palace and its grounds were more extensive than the city itself.</text:span></text:p>
        </text:list-item>
        <text:list-item>
          <text:p text:style-name="P1"><text:span text:style-name="T1">There was extensive coverage of World Book Day on the BBC.</text:span></text:p>
        </text:list-item>
        <text:list-item>
          <text:p text:style-name="P1"><text:span text:style-name="T1">The facilities available are very extensive.</text:span></text:p>
        </text:list-item>
        <text:list-item>
          <text:p text:style-name="P1"><text:span text:style-name="T1">The blast caused extensive damage, shattering the ground-floor windows.</text:span></text:p>
        </text:list-item>
        <text:list-item>
          <text:p text:style-name="P1"><text:span text:style-name="T1">The security forces have extensive powers of search and arrest.</text:span></text:p>
        </text:list-item>
        <text:list-item>
          <text:p text:style-name="P1"><text:span text:style-name="T1">Mr Marr makes extensive use of exclusively Scottish words.</text:span></text:p>
        </text:list-item>
        <text:list-item>
          <text:p text:style-name="P1"><text:span text:style-name="T1"/></text:p>
        </text:list-item>
        <text:list-item>
          <text:p text:style-name="P1"><text:span text:style-name="T1"/></text:p>
        </text:list-item>
        <text:list-item>
          <text:p text:style-name="P1"><text:span text:style-name="T1">“A Dog’s Tale” by Mark Twain</text:span></text:p>
        </text:list-item>
        <text:list-item>
          <text:p text:style-name="P1"><text:soft-page-break/><text:span text:style-name="T1">A dog recounts her history. Her mother was a collie that liked making a show of her education, which was superficial. She liked using words and phrases she had heard without regard for the meaning. She was also kind, gentle and brave. When the narrator grows up, she’s sold, which is very sad for them both. She ends up in a fine home. One day, a situation arises that tests her character.</text:span></text:p>
        </text:list-item>
        <text:list-item>
          <text:p text:style-name="P1"><text:span text:style-name="T1"/></text:p>
        </text:list-item>
        <text:list-item>
          <text:p text:style-name="P1"><text:span text:style-name="T1">Read “A Dog’s Tale”</text:span></text:p>
        </text:list-item>
        <text:list-item>
          <text:p text:style-name="P1"><text:span text:style-name="T1"/></text:p>
        </text:list-item>
        <text:list-item>
          <text:p text:style-name="P1"><text:span text:style-name="T1">“The Voice in the Night” by William Hope Hodgson</text:span></text:p>
        </text:list-item>
        <text:list-item>
          <text:p text:style-name="P1"><text:span text:style-name="T1">A schooner is approached by a small rowboat. The passenger doesn’t want any lanterns out or any direct contact with the crew. He only asks for some food to be floated out to him. He leaves after getting it, but returns soon after.</text:span></text:p>
        </text:list-item>
        <text:list-item>
          <text:p text:style-name="P1"><text:span text:style-name="T1">Read “The Voice in the Night”</text:span></text:p>
        </text:list-item>
        <text:list-item>
          <text:p text:style-name="P1"><text:span text:style-name="T1"/></text:p>
        </text:list-item>
        <text:list-item>
          <text:p text:style-name="P1"><text:span text:style-name="T1">“The Verdict” by Edith Wharton</text:span></text:p>
        </text:list-item>
        <text:list-item>
          <text:p text:style-name="P1"><text:span text:style-name="T1">At the height of his career as a painter, Jack Gisburn married a rich widow, moved to the Riviera and quit painting. The women whom he painted mourned his sudden departure—men and his fellow artists less so. On a trip to the Riviera three years later, it occurs to the narrator that he could check in on Gisburn and perhaps find out what happened.</text:span></text:p>
        </text:list-item>
        <text:list-item>
          <text:p text:style-name="P1"><text:span text:style-name="T1"/></text:p>
        </text:list-item>
        <text:list-item>
          <text:p text:style-name="P1"><text:span text:style-name="T1">Read “The Verdict”</text:span></text:p>
        </text:list-item>
        <text:list-item>
          <text:p text:style-name="P1"><text:span text:style-name="T1"/></text:p>
        </text:list-item>
        <text:list-item>
          <text:p text:style-name="P1"><text:span text:style-name="T1"/></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ist_20_Contents" style:display-name="List Contents" style:family="paragraph" style:parent-style-name="Standard" style:class="html">
      <style:paragraph-properties fo:margin-left="0.3937in" fo:margin-right="0in" fo:text-indent="0in" style:auto-text-indent="false"/>
      <style:text-properties fo:font-size="14pt" officeooo:rsid="0016bb4f" style:font-size-asian="14pt"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ab-stops/>
      </style:paragraph-properties>
      <style:text-properties fo:font-size="1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3T20:16:21.651000000</dc:date>
    <meta:editing-duration>PT2H6M3S</meta:editing-duration>
    <meta:editing-cycles>16</meta:editing-cycles>
    <meta:generator>LibreOffice/7.3.2.2$Windows_X86_64 LibreOffice_project/49f2b1bff42cfccbd8f788c8dc32c1c309559be0</meta:generator>
    <meta:document-statistic meta:table-count="0" meta:image-count="0" meta:object-count="0" meta:page-count="3" meta:paragraph-count="45" meta:word-count="650" meta:character-count="3739" meta:non-whitespace-character-count="3161"/>
  </office:meta>
</office:document-meta>
</file>